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080625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number-columns-repeated="16368" table:default-cell-style-name="ce1"/>
        <table:table-row table:style-name="ro1">
          <table:table-cell office:value-type="string" table:number-columns-spanned="9" table:number-rows-spanned="1" table:style-name="ce9">
            <text:p>大學學系、所、學位學程核定招生名額「總量內新生註冊率」統計表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11">
            <text:p><text:span text:style-name="T2">博士班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2">碩士在職專班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2">碩士班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2">學士班</text:span></text:p>
          </table:table-cell>
          <table:covered-table-cell table:number-columns-repeated="2"/>
          <table:table-cell office:value-type="string" table:number-columns-spanned="3" table:number-rows-spanned="1" table:style-name="ce12">
            <text:p><text:span text:style-name="T2">總計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2">
            <text:p><text:span text:style-name="T2">單位</text:span>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3">
            <text:p><text:span text:style-name="T2">總量內新生招生名額之實際註冊人數</text:span>(C)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人文社會學系</text:span></text:p>
          </table:table-cell>
          <table:table-cell table:number-columns-repeated="9" table:style-name="ce4"/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5">
            <text:p>4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人文社會學系族群與文化碩士班</text:span></text:p>
          </table:table-cell>
          <table:table-cell table:number-columns-repeated="6" table:style-name="ce4"/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土木工程學系</text:span>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83" table:style-name="ce4">
            <text:p>83</text:p>
          </table:table-cell>
          <table:table-cell office:value-type="float" office:value="87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float" office:value="83" table:style-name="ce4">
            <text:p>83</text:p>
          </table:table-cell>
          <table:table-cell office:value-type="float" office:value="186" table:style-name="ce4">
            <text:p>186</text:p>
          </table:table-cell>
          <table:table-cell office:value-type="float" office:value="0" table:style-name="ce4">
            <text:p>0</text:p>
          </table:table-cell>
          <table:table-cell office:value-type="float" office:value="175" table:style-name="ce5">
            <text:p>17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工業工程與管理學系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53" table:style-name="ce4">
            <text:p>53</text:p>
          </table:table-cell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office:value-type="float" office:value="109" table:style-name="ce5">
            <text:p>10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工學院碩士在職專班</text:span></text:p>
          </table:table-cell>
          <table:table-cell table:number-columns-repeated="3" table:style-name="ce4"/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84" table:style-name="ce4">
            <text:p>84</text:p>
          </table:table-cell>
          <table:table-cell table:number-columns-repeated="6" table:style-name="ce4"/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分子醫學與生物工程研究所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table:number-columns-repeated="3" table:style-name="ce4"/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加速器光源科技與應用博士學位學程</text:span>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加速器光源科技與應用碩士學位學程</text:span></text:p>
          </table:table-cell>
          <table:table-cell table:number-columns-repeated="6" table:style-name="ce4"/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外國語文學系</text:span></text:p>
          </table:table-cell>
          <table:table-cell table:number-columns-repeated="9" table:style-name="ce4"/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5">
            <text:p>4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外國語文學系外國文學與語言學碩士班</text:span></text:p>
          </table:table-cell>
          <table:table-cell table:number-columns-repeated="6" table:style-name="ce4"/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table:number-columns-repeated="3" table:style-name="ce4"/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生物科技學系</text:span>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126" table:style-name="ce5">
            <text:p>12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生物資訊及系統生物研究所</text:span>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table:number-columns-repeated="3" table:style-name="ce4"/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生醫工程研究所</text:span></text:p>
          </table:table-cell>
          <table:table-cell table:number-columns-repeated="6" table:style-name="ce4"/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table:number-columns-repeated="3" table:style-name="ce4"/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5">
            <text:p>4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生醫科學與工程博士學位學程</text:span>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9" table:style-name="ce4"/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光電工程學系</text:span>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71" table:style-name="ce4">
            <text:p>71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120" table:style-name="ce5">
            <text:p>12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光電系統研究所</text:span>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光電系統博士學位學程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9"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光電科技碩士在職專班</text:span>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多媒體工程研究所</text:span></text:p>
          </table:table-cell>
          <table:table-cell table:number-columns-repeated="6" table:style-name="ce4"/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table:number-columns-repeated="3" table:style-name="ce4"/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5">
            <text:p>4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材料科學與工程學系</text:span>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table:number-columns-repeated="3" table:style-name="ce4"/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float" office:value="125" table:style-name="ce4">
            <text:p>125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5">
            <text:p>12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材料科學與工程學系奈米科技博士班</text:span>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材料科學與工程學系奈米科技碩士班</text:span></text:p>
          </table:table-cell>
          <table:table-cell table:number-columns-repeated="6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table:number-columns-repeated="3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5">
            <text:p>1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亞際文化研究國際碩士學位學程</text:span>(<text:span text:style-name="T2">台灣聯合大學系統</text:span>)</text:p>
          </table:table-cell>
          <table:table-cell table:number-columns-repeated="6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奈米科學及工程學士學位學程</text:span></text:p>
          </table:table-cell>
          <table:table-cell table:number-columns-repeated="9" table:style-name="ce4"/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物理研究所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3" table:style-name="ce4"/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5">
            <text:p>2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社會與文化研究所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客家社會與文化碩士在職專班</text:span></text:p>
          </table:table-cell>
          <table:table-cell table:number-columns-repeated="3" table:style-name="ce4"/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6" table:style-name="ce4"/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5">
            <text:p>2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建築研究所</text:span></text:p>
          </table:table-cell>
          <table:table-cell table:number-columns-repeated="6" table:style-name="ce4"/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4">
            <text:p>22</text:p>
          </table:table-cell>
          <table:table-cell table:number-columns-repeated="3" table:style-name="ce4"/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科技法律研究所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table:number-columns-repeated="3" table:style-name="ce4"/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科技管理研究所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4"/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5">
            <text:p>2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英語教學研究所</text:span></text:p>
          </table:table-cell>
          <table:table-cell table:number-columns-repeated="6" table:style-name="ce4"/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音樂研究所</text:span></text:p>
          </table:table-cell>
          <table:table-cell table:number-columns-repeated="6" table:style-name="ce4"/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table:number-columns-repeated="3" table:style-name="ce4"/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高階主管管理碩士學程</text:span></text:p>
          </table:table-cell>
          <table:table-cell table:number-columns-repeated="3" table:style-name="ce4"/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table:number-columns-repeated="6" table:style-name="ce4"/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國際半導體產業學院博士班</text:span>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number-columns-repeated="9" table:style-name="ce4"/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國際半導體產業學院碩士班</text:span></text:p>
          </table:table-cell>
          <table:table-cell table:number-columns-repeated="6" table:style-name="ce4"/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教育研究所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table:number-columns-repeated="3" table:style-name="ce4"/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理學院科學學士學位學程</text:span></text:p>
          </table:table-cell>
          <table:table-cell table:number-columns-repeated="9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理學院碩士在職專班</text:span></text:p>
          </table:table-cell>
          <table:table-cell table:number-columns-repeated="3" table:style-name="ce4"/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4">
            <text:p>45</text:p>
          </table:table-cell>
          <table:table-cell table:number-columns-repeated="6" table:style-name="ce4"/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5">
            <text:p>4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統計學研究所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table:number-columns-repeated="3" table:style-name="ce4"/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5">
            <text:p>2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傳播研究所</text:span>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傳播與科技學系</text:span></text:p>
          </table:table-cell>
          <table:table-cell table:number-columns-repeated="9" table:style-name="ce4"/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5">
            <text:p>3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照明與能源光電研究所</text:span>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6" table:style-name="ce4">
            <text:p>26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照明與能源光電博士學位學程</text:span>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經營管理研究所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float" office:value="34" table:style-name="ce4">
            <text:p>34</text:p>
          </table:table-cell>
          <table:table-cell table:number-columns-repeated="3" table:style-name="ce4"/>
          <table:table-cell office:value-type="float" office:value="54" table:style-name="ce4">
            <text:p>54</text:p>
          </table:table-cell>
          <table:table-cell office:value-type="float" office:value="2" table:style-name="ce4">
            <text:p>2</text:p>
          </table:table-cell>
          <table:table-cell office:value-type="float" office:value="39" table:style-name="ce5">
            <text:p>3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工程學系</text:span></text:p>
          </table:table-cell>
          <table:table-cell table:number-columns-repeated="9" table:style-name="ce4"/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162" table:style-name="ce4">
            <text:p>162</text:p>
          </table:table-cell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162" table:style-name="ce5">
            <text:p>16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科學與工程研究所</text:span>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table:number-columns-repeated="3" table:style-name="ce4"/>
          <table:table-cell office:value-type="float" office:value="149" table:style-name="ce4">
            <text:p>149</text:p>
          </table:table-cell>
          <table:table-cell office:value-type="float" office:value="4" table:style-name="ce4">
            <text:p>4</text:p>
          </table:table-cell>
          <table:table-cell office:value-type="float" office:value="137" table:style-name="ce4">
            <text:p>137</text:p>
          </table:table-cell>
          <table:table-cell table:number-columns-repeated="3" table:style-name="ce4"/>
          <table:table-cell office:value-type="float" office:value="189" table:style-name="ce4">
            <text:p>189</text:p>
          </table:table-cell>
          <table:table-cell office:value-type="float" office:value="4" table:style-name="ce4">
            <text:p>4</text:p>
          </table:table-cell>
          <table:table-cell office:value-type="float" office:value="155" table:style-name="ce5">
            <text:p>15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管理與財務金融學系</text:span></text:p>
          </table:table-cell>
          <table:table-cell table:number-columns-repeated="9" table:style-name="ce4"/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5">
            <text:p>3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管理與財務金融學系財務金融博士班</text:span>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9"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管理與財務金融學系財務金融碩士班</text:span></text:p>
          </table:table-cell>
          <table:table-cell table:number-columns-repeated="6" table:style-name="ce4"/>
          <table:table-cell office:value-type="float" office:value="39" table:style-name="ce4">
            <text:p>39</text:p>
          </table:table-cell>
          <table:table-cell office:value-type="float" office:value="6" table:style-name="ce4">
            <text:p>6</text:p>
          </table:table-cell>
          <table:table-cell office:value-type="float" office:value="33" table:style-name="ce4">
            <text:p>33</text:p>
          </table:table-cell>
          <table:table-cell table:number-columns-repeated="3" table:style-name="ce4"/>
          <table:table-cell office:value-type="float" office:value="39" table:style-name="ce4">
            <text:p>39</text:p>
          </table:table-cell>
          <table:table-cell office:value-type="float" office:value="6" table:style-name="ce4">
            <text:p>6</text:p>
          </table:table-cell>
          <table:table-cell office:value-type="float" office:value="33" table:style-name="ce5">
            <text:p>3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管理與財務金融學系資訊管理博士班</text:span>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9" table:style-name="ce4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管理與財務金融學系資訊管理碩士班</text:span></text:p>
          </table:table-cell>
          <table:table-cell table:number-columns-repeated="6" table:style-name="ce4"/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table:number-columns-repeated="3" table:style-name="ce4"/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5">
            <text:p>3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資訊學院碩士在職專班</text:span></text:p>
          </table:table-cell>
          <table:table-cell table:number-columns-repeated="3" table:style-name="ce4"/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6" table:style-name="ce4"/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跨領域分子科學國際碩士學位學程</text:span></text:p>
          </table:table-cell>
          <table:table-cell table:number-columns-repeated="6"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跨領域神經科學博士學位學程</text:span>(<text:span text:style-name="T2">台灣聯合大學系統</text:span>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運輸與物流管理學系</text:span></text:p>
          </table:table-cell>
          <table:table-cell table:number-columns-repeated="9" table:style-name="ce4"/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5">
            <text:p>4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運輸與物流管理學系交通運輸博士班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9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運輸與物流管理學系交通運輸碩士班</text:span></text:p>
          </table:table-cell>
          <table:table-cell table:number-columns-repeated="6" table:style-name="ce4"/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table:number-columns-repeated="3" table:style-name="ce4"/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5">
            <text:p>4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運輸與物流管理學系物流管理博士班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9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運輸與物流管理學系物流管理碩士班</text:span></text:p>
          </table:table-cell>
          <table:table-cell table:number-columns-repeated="6" table:style-name="ce4"/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table:number-columns-repeated="3" table:style-name="ce4"/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子工程學系</text:span></text:p>
          </table:table-cell>
          <table:table-cell table:number-columns-repeated="9" table:style-name="ce4"/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76" table:style-name="ce4">
            <text:p>76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76" table:style-name="ce5">
            <text:p>7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子物理學系</text:span>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office:value-type="float" office:value="66" table:style-name="ce4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60" table:style-name="ce4">
            <text:p>60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20" table:style-name="ce5">
            <text:p>12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子研究所</text:span>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table:number-columns-repeated="3" table:style-name="ce4"/>
          <table:table-cell office:value-type="float" office:value="177" table:style-name="ce4">
            <text:p>177</text:p>
          </table:table-cell>
          <table:table-cell office:value-type="float" office:value="1" table:style-name="ce4">
            <text:p>1</text:p>
          </table:table-cell>
          <table:table-cell office:value-type="float" office:value="172" table:style-name="ce4">
            <text:p>172</text:p>
          </table:table-cell>
          <table:table-cell table:number-columns-repeated="3" table:style-name="ce4"/>
          <table:table-cell office:value-type="float" office:value="234" table:style-name="ce4">
            <text:p>234</text:p>
          </table:table-cell>
          <table:table-cell office:value-type="float" office:value="1" table:style-name="ce4">
            <text:p>1</text:p>
          </table:table-cell>
          <table:table-cell office:value-type="float" office:value="198" table:style-name="ce5">
            <text:p>19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信工程研究所</text:span>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table:number-columns-repeated="3" table:style-name="ce4"/>
          <table:table-cell office:value-type="float" office:value="98" table:style-name="ce4">
            <text:p>98</text:p>
          </table:table-cell>
          <table:table-cell office:value-type="float" office:value="1" table:style-name="ce4">
            <text:p>1</text:p>
          </table:table-cell>
          <table:table-cell office:value-type="float" office:value="97" table:style-name="ce4">
            <text:p>97</text:p>
          </table:table-cell>
          <table:table-cell table:number-columns-repeated="3" table:style-name="ce4"/>
          <table:table-cell office:value-type="float" office:value="119" table:style-name="ce4">
            <text:p>119</text:p>
          </table:table-cell>
          <table:table-cell office:value-type="float" office:value="1" table:style-name="ce4">
            <text:p>1</text:p>
          </table:table-cell>
          <table:table-cell office:value-type="float" office:value="108" table:style-name="ce5">
            <text:p>108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控工程研究所</text:span>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table:number-columns-repeated="3" table:style-name="ce4"/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78" table:style-name="ce4">
            <text:p>78</text:p>
          </table:table-cell>
          <table:table-cell table:number-columns-repeated="3" table:style-name="ce4"/>
          <table:table-cell office:value-type="float" office:value="9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5">
            <text:p>9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機工程學系</text:span>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table:number-columns-repeated="3" table:style-name="ce4"/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150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147" table:style-name="ce4">
            <text:p>147</text:p>
          </table:table-cell>
          <table:table-cell office:value-type="float" office:value="211" table:style-name="ce4">
            <text:p>211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5">
            <text:p>202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機資訊學士班</text:span></text:p>
          </table:table-cell>
          <table:table-cell table:number-columns-repeated="9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電機學院碩士在職專班</text:span></text:p>
          </table:table-cell>
          <table:table-cell table:number-columns-repeated="3" table:style-name="ce4"/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table:number-columns-repeated="6" table:style-name="ce4"/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5">
            <text:p>4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管理科學系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34" table:style-name="ce4">
            <text:p>3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89" table:style-name="ce4">
            <text:p>89</text:p>
          </table:table-cell>
          <table:table-cell office:value-type="float" office:value="3" table:style-name="ce4">
            <text:p>3</text:p>
          </table:table-cell>
          <table:table-cell office:value-type="float" office:value="74" table:style-name="ce5">
            <text:p>7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管理學院企業管理碩士學位學程</text:span></text:p>
          </table:table-cell>
          <table:table-cell table:number-columns-repeated="6" table:style-name="ce4"/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table:number-columns-repeated="3" table:style-name="ce4"/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管理學院碩士在職專班</text:span></text:p>
          </table:table-cell>
          <table:table-cell table:number-columns-repeated="3" table:style-name="ce4"/>
          <table:table-cell office:value-type="float" office:value="206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205" table:style-name="ce4">
            <text:p>205</text:p>
          </table:table-cell>
          <table:table-cell table:number-columns-repeated="6" table:style-name="ce4"/>
          <table:table-cell office:value-type="float" office:value="206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205" table:style-name="ce5">
            <text:p>20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網路工程研究所</text:span></text:p>
          </table:table-cell>
          <table:table-cell table:number-columns-repeated="6" table:style-name="ce4"/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43" table:style-name="ce4">
            <text:p>43</text:p>
          </table:table-cell>
          <table:table-cell table:number-columns-repeated="3" table:style-name="ce4"/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43" table:style-name="ce5">
            <text:p>4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網路與資訊系統博士學位學程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9"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影像與生醫光電研究所</text:span>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table:number-columns-repeated="3" table:style-name="ce4"/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影像與生醫光電博士學位學程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9" table:style-name="ce4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機械工程學系</text:span>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office:value-type="float" office:value="108" table:style-name="ce4">
            <text:p>108</text:p>
          </table:table-cell>
          <table:table-cell office:value-type="float" office:value="2" table:style-name="ce4">
            <text:p>2</text:p>
          </table:table-cell>
          <table:table-cell office:value-type="float" office:value="103" table:style-name="ce4">
            <text:p>103</text:p>
          </table:table-cell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99" table:style-name="ce4">
            <text:p>99</text:p>
          </table:table-cell>
          <table:table-cell office:value-type="float" office:value="228" table:style-name="ce4">
            <text:p>228</text:p>
          </table:table-cell>
          <table:table-cell office:value-type="float" office:value="3" table:style-name="ce4">
            <text:p>3</text:p>
          </table:table-cell>
          <table:table-cell office:value-type="float" office:value="207" table:style-name="ce5">
            <text:p>20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化學系</text:span>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68" table:style-name="ce4">
            <text:p>68</text:p>
          </table:table-cell>
          <table:table-cell office:value-type="float" office:value="2" table:style-name="ce4">
            <text:p>2</text:p>
          </table:table-cell>
          <table:table-cell office:value-type="float" office:value="65" table:style-name="ce4">
            <text:p>65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132" table:style-name="ce4">
            <text:p>132</text:p>
          </table:table-cell>
          <table:table-cell office:value-type="float" office:value="2" table:style-name="ce4">
            <text:p>2</text:p>
          </table:table-cell>
          <table:table-cell office:value-type="float" office:value="114" table:style-name="ce5">
            <text:p>11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化學系分子科學博士班</text:span>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化學系分子科學碩士班</text:span></text:p>
          </table:table-cell>
          <table:table-cell table:number-columns-repeated="6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數學系</text:span>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79" table:style-name="ce4">
            <text:p>79</text:p>
          </table:table-cell>
          <table:table-cell office:value-type="float" office:value="2" table:style-name="ce4">
            <text:p>2</text:p>
          </table:table-cell>
          <table:table-cell office:value-type="float" office:value="74" table:style-name="ce5">
            <text:p>7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數學系數學建模與科學計算碩士班</text:span></text:p>
          </table:table-cell>
          <table:table-cell table:number-columns-repeated="6" table:style-name="ce4"/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應用藝術研究所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3" table:style-name="ce4"/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環境工程研究所</text:span>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3" table:style-name="ce4"/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5">
            <text:p>27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<text:span text:style-name="T2">聲音與音樂創意科技碩士學位學程</text:span></text:p>
          </table:table-cell>
          <table:table-cell table:number-columns-repeated="6"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5">
            <text:p>6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<text:span text:style-name="T2">顯示科技研究所</text:span></text:p>
          </table:table-cell>
          <table:table-cell table:number-columns-repeated="6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<text:span text:style-name="T3">總計</text:span></text:p>
          </table:table-cell>
          <table:table-cell office:value-type="float" office:value="411" table:style-name="ce8">
            <text:p>411</text:p>
          </table:table-cell>
          <table:table-cell office:value-type="float" office:value="1" table:style-name="ce8">
            <text:p>1</text:p>
          </table:table-cell>
          <table:table-cell office:value-type="float" office:value="243" table:style-name="ce8">
            <text:p>243</text:p>
          </table:table-cell>
          <table:table-cell office:value-type="float" office:value="545" table:style-name="ce8">
            <text:p>545</text:p>
          </table:table-cell>
          <table:table-cell office:value-type="float" office:value="0" table:style-name="ce8">
            <text:p>0</text:p>
          </table:table-cell>
          <table:table-cell office:value-type="float" office:value="509" table:style-name="ce8">
            <text:p>509</text:p>
          </table:table-cell>
          <table:table-cell office:value-type="float" office:value="2012" table:style-name="ce8">
            <text:p>2012</text:p>
          </table:table-cell>
          <table:table-cell office:value-type="float" office:value="41" table:style-name="ce8">
            <text:p>41</text:p>
          </table:table-cell>
          <table:table-cell office:value-type="float" office:value="1855" table:style-name="ce8">
            <text:p>1855</text:p>
          </table:table-cell>
          <table:table-cell office:value-type="float" office:value="1308" table:style-name="ce8">
            <text:p>1308</text:p>
          </table:table-cell>
          <table:table-cell office:value-type="float" office:value="1" table:style-name="ce8">
            <text:p>1</text:p>
          </table:table-cell>
          <table:table-cell office:value-type="float" office:value="1259" table:style-name="ce8">
            <text:p>1259</text:p>
          </table:table-cell>
          <table:table-cell office:value-type="float" office:value="4276" table:style-name="ce6">
            <text:p>4276</text:p>
          </table:table-cell>
          <table:table-cell office:value-type="float" office:value="43" table:style-name="ce6">
            <text:p>43</text:p>
          </table:table-cell>
          <table:table-cell office:value-type="float" office:value="3866" table:style-name="ce7">
            <text:p>3866</text:p>
          </table:table-cell>
          <table:table-cell table:number-columns-repeated="16368"/>
        </table:table-row>
        <table:table-row table:number-rows-repeated="104848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9:58Z</dc:date>
  </office:meta>
</office:document-meta>
</file>